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ashmap vs btreemap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alanced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spatial</text:p>
          </table:table-cell>
          <table:table-cell/>
          <table:table-cell office:value-type="string" calcext:value-type="string">
            <text:p>Dense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spatial</text:p>
          </table:table-cell>
          <table:table-cell/>
          <table:table-cell office:value-type="string" calcext:value-type="string">
            <text:p>Sparse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spatial</text:p>
          </table:table-cell>
        </table:table-row>
        <table:table-row table:style-name="ro1">
          <table:table-cell/>
          <table:table-cell office:value-type="string" calcext:value-type="string">
            <text:p>insertion</text:p>
          </table:table-cell>
          <table:table-cell office:value-type="float" office:value="6.8" calcext:value-type="float">
            <text:p>6.8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insertion</text:p>
          </table:table-cell>
          <table:table-cell office:value-type="float" office:value="6.2" calcext:value-type="float">
            <text:p>6.2</text:p>
          </table:table-cell>
          <table:table-cell office:value-type="float" office:value="14.1" calcext:value-type="float">
            <text:p>14.1</text:p>
          </table:table-cell>
          <table:table-cell/>
          <table:table-cell office:value-type="string" calcext:value-type="string">
            <text:p>insertion</text:p>
          </table:table-cell>
          <table:table-cell office:value-type="float" office:value="16.6" calcext:value-type="float">
            <text:p>16.6</text:p>
          </table:table-cell>
          <table:table-cell office:value-type="float" office:value="41.3" calcext:value-type="float">
            <text:p>41.3</text:p>
          </table:table-cell>
        </table:table-row>
        <table:table-row table:style-name="ro1">
          <table:table-cell/>
          <table:table-cell office:value-type="string" calcext:value-type="string">
            <text:p>adjacency</text:p>
          </table:table-cell>
          <table:table-cell office:value-type="float" office:value="4190.7" calcext:value-type="float">
            <text:p>4190.7</text:p>
          </table:table-cell>
          <table:table-cell office:value-type="float" office:value="502.5" calcext:value-type="float">
            <text:p>502.5</text:p>
          </table:table-cell>
          <table:table-cell/>
          <table:table-cell office:value-type="string" calcext:value-type="string">
            <text:p>adjacency</text:p>
          </table:table-cell>
          <table:table-cell office:value-type="float" office:value="4556.3" calcext:value-type="float">
            <text:p>4556.3</text:p>
          </table:table-cell>
          <table:table-cell office:value-type="float" office:value="1072.8" calcext:value-type="float">
            <text:p>1072.8</text:p>
          </table:table-cell>
          <table:table-cell/>
          <table:table-cell office:value-type="string" calcext:value-type="string">
            <text:p>adjacency</text:p>
          </table:table-cell>
          <table:table-cell office:value-type="float" office:value="10498.1" calcext:value-type="float">
            <text:p>10498.1</text:p>
          </table:table-cell>
          <table:table-cell office:value-type="float" office:value="426.9" calcext:value-type="float">
            <text:p>426.9</text:p>
          </table:table-cell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float" office:value="7.1" calcext:value-type="float">
            <text:p>7.1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string" calcext:value-type="string">
            <text:p>movement</text:p>
          </table:table-cell>
          <table:table-cell office:value-type="float" office:value="7.1" calcext:value-type="float">
            <text:p>7.1</text:p>
          </table:table-cell>
          <table:table-cell office:value-type="float" office:value="14.1" calcext:value-type="float">
            <text:p>14.1</text:p>
          </table:table-cell>
          <table:table-cell/>
          <table:table-cell office:value-type="string" calcext:value-type="string">
            <text:p>movement</text:p>
          </table:table-cell>
          <table:table-cell office:value-type="float" office:value="20.4" calcext:value-type="float">
            <text:p>20.4</text:p>
          </table:table-cell>
          <table:table-cell office:value-type="float" office:value="37.4" calcext:value-type="float">
            <text:p>37.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djacencycount</text:p>
          </table:table-cell>
          <table:table-cell office:value-type="float" office:value="17016" calcext:value-type="float">
            <text:p>17016</text:p>
          </table:table-cell>
          <table:table-cell office:value-type="float" office:value="33518" calcext:value-type="float">
            <text:p>33518</text:p>
          </table:table-cell>
          <table:table-cell/>
          <table:table-cell office:value-type="string" calcext:value-type="string">
            <text:p>adjacencycount</text:p>
          </table:table-cell>
          <table:table-cell office:value-type="float" office:value="87541" calcext:value-type="float">
            <text:p>87541</text:p>
          </table:table-cell>
          <table:table-cell office:value-type="float" office:value="139889" calcext:value-type="float">
            <text:p>139889</text:p>
          </table:table-cell>
          <table:table-cell/>
          <table:table-cell office:value-type="string" calcext:value-type="string">
            <text:p>adjacencycount</text:p>
          </table:table-cell>
          <table:table-cell office:value-type="float" office:value="7580" calcext:value-type="float">
            <text:p>7580</text:p>
          </table:table-cell>
          <table:table-cell office:value-type="float" office:value="16027" calcext:value-type="float">
            <text:p>16027</text:p>
          </table:table-cell>
        </table:table-row>
        <table:table-row table:style-name="ro1">
          <table:table-cell/>
          <table:table-cell office:value-type="string" calcext:value-type="string">
            <text:p>adjusted</text:p>
          </table:table-cell>
          <table:table-cell table:formula="of:=[.C7]/1000" office:value-type="float" office:value="17.016" calcext:value-type="float">
            <text:p>17.016</text:p>
          </table:table-cell>
          <table:table-cell table:formula="of:=[.D7]/1000" office:value-type="float" office:value="33.518" calcext:value-type="float">
            <text:p>33.518</text:p>
          </table:table-cell>
          <table:table-cell/>
          <table:table-cell office:value-type="string" calcext:value-type="string">
            <text:p>adjusted</text:p>
          </table:table-cell>
          <table:table-cell table:formula="of:=[.G7]/1000" office:value-type="float" office:value="87.541" calcext:value-type="float">
            <text:p>87.541</text:p>
          </table:table-cell>
          <table:table-cell table:formula="of:=[.H7]/1000" office:value-type="float" office:value="139.889" calcext:value-type="float">
            <text:p>139.889</text:p>
          </table:table-cell>
          <table:table-cell/>
          <table:table-cell office:value-type="string" calcext:value-type="string">
            <text:p>adjusted</text:p>
          </table:table-cell>
          <table:table-cell table:formula="of:=[.K7]/1000" office:value-type="float" office:value="7.58" calcext:value-type="float">
            <text:p>7.58</text:p>
          </table:table-cell>
          <table:table-cell table:formula="of:=[.L7]/1000" office:value-type="float" office:value="16.027" calcext:value-type="float">
            <text:p>16.027</text:p>
          </table:table-cell>
        </table:table-row>
        <table:table-row table:style-name="ro1" table:number-rows-repeated="10">
          <table:table-cell table:number-columns-repeated="12"/>
        </table:table-row>
        <table:table-row table:style-name="ro1">
          <table:table-cell/>
          <table:table-cell office:value-type="string" calcext:value-type="string">
            <text:p>Balanc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ull benchmark with a check distance of 25 (or 25x1) 200 objects, 1000 checks in square area of (-80, -80) to (80, 80):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Dens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ull benchmark with a check distance of 25 (or 25x1) 200 objects, 1000 checks in square area of (-30, -30) to (30, 30):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pars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ull benchmark with a check distance of 25 (or 25x1) 500 objects, 1000 checks in square area of (-200, -200) to (200, 200):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adjacency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arse, subdivision 2</text:p>
          </table:table-cell>
          <table:table-cell/>
          <table:table-cell office:value-type="float" office:value="895.7" calcext:value-type="float">
            <text:p>895.7</text:p>
          </table:table-cell>
          <table:table-cell office:value-type="float" office:value="10354" calcext:value-type="float">
            <text:p>10354</text:p>
          </table:table-cell>
          <table:table-cell table:formula="of:=[.E31]/1000" office:value-type="float" office:value="10.354" calcext:value-type="float">
            <text:p>10.35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arse, subdivision 3</text:p>
          </table:table-cell>
          <table:table-cell/>
          <table:table-cell office:value-type="float" office:value="1633.9" calcext:value-type="float">
            <text:p>1633.9</text:p>
          </table:table-cell>
          <table:table-cell office:value-type="float" office:value="9090" calcext:value-type="float">
            <text:p>9090</text:p>
          </table:table-cell>
          <table:table-cell table:formula="of:=[.E32]/1000" office:value-type="float" office:value="9.09" calcext:value-type="float">
            <text:p>9.09</text:p>
          </table:table-cell>
          <table:table-cell table:number-columns-repeated="6"/>
        </table:table-row>
        <table:table-row table:style-name="ro1" table:number-rows-repeated="11">
          <table:table-cell table:number-columns-repeated="12"/>
        </table:table-row>
        <table:table-row table:style-name="ro1">
          <table:table-cell/>
          <table:table-cell office:value-type="string" calcext:value-type="string">
            <text:p>raw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ull benchmark with a check distance of 25 (or 25x1) 200 objects, 1000 checks in square area of (-80, -80) to (80, 80): <text:s text:c="3"/>Lazy checker insertion: Average of 6.8 us, standard deviation of 1.0 us after 1000 repeats <text:s/>Lazy checker adjacency checks: Average of 4190.7 us, standard deviation of 174.5 us after 1000 repeats Average amount of adjacencies per check set: 17016 <text:s/>Lazy checker movement checks: Average of 7.1 us, standard deviation of 0.7 us after 1000 repeats <text:s/>Spatial hash insertion: Average of 15.9 us, standard deviation of 2.2 us after 1000 repeats <text:s/>Spatial hash adjacency check: Average of 502.5 us, standard deviation of 5.8 us after 1000 repeats Average amount of adjacencies per check set: 33518 <text:s/>Spatial hash movement check: Average of 14.2 us, standard deviation of 1.2 us after 1000 repeats <text:s text:c="3"/>Full benchmark with a check distance of 25 (or 25x1) 200 objects, 1000 checks in square area of (-30, -30) to (30, 30): <text:s text:c="3"/>Lazy checker insertion: Average of 6.2 us, standard deviation of 0.8 us after 1000 repeats <text:s/>Lazy checker adjacency checks: Average of 4556.3 us, standard deviation of 49.2 us after 1000 repeats Average amount of adjacencies per check set: 87541 <text:s/>Lazy checker movement checks: Average of 7.1 us, standard deviation of 0.6 us after 1000 repeats <text:s/>Spatial hash insertion: Average of 14.1 us, standard deviation of 0.7 us after 1000 repeats <text:s/>Spatial hash adjacency check: Average of 1072.8 us, standard deviation of 26.7 us after 1000 repeats Average amount of adjacencies per check set: 139889 <text:s/>Spatial hash movement check: Average of 14.1 us, standard deviation of 1.6 us after 1000 repeats <text:s text:c="3"/>Full benchmark with a check distance of 25 (or 25x1) 500 objects, 1000 checks in square area of (-200, -200) to (200, 200): <text:s text:c="3"/>Lazy checker insertion: Average of 16.6 us, standard deviation of 1.4 us after 1000 repeats <text:s/>Lazy checker adjacency checks: Average of 10498.1 us, standard deviation of 97.0 us after 1000 repeats Average amount of adjacencies per check set: 7580 <text:s/>Lazy checker movement checks: Average of 20.4 us, standard deviation of 1.4 us after 1000 repeats <text:s/>Spatial hash insertion: Average of 41.3 us, standard deviation of 2.8 us after 1000 repeats <text:s/>Spatial hash adjacency check: Average of 426.9 us, standard deviation of 9.7 us after 1000 repeats Average amount of adjacencies per check set: 16027 <text:s/>Spatial hash movement check: Average of 37.4 us, standard deviation of 1.5 us after 1000 repeats <text:s text:c="2"/>Hash only tests: <text:s text:c="2"/>Spatial hash insertion: Average of 47.9 us, standard deviation of 2.1 us after 1000 repeats <text:s/>Spatial hash adjacency check: Average of 895.7 us, standard deviation of 11.1 us after 1000 repeats Average amount of adjacencies per check set: 10354 <text:s/>Spatial hash movement check: Average of 47.3 us, standard deviation of 4.3 us after 1000 repeats <text:s/>Spatial hash insertion: Average of 58.7 us, standard deviation of 5.7 us after 1000 repeats <text:s/>Spatial hash adjacency check: Average of 1633.9 us, standard deviation of 9.1 us after 1000 repeats Average amount of adjacencies per check set: 9090 <text:s/>Spatial hash movement check: Average of 60.7 us, standard deviation of 4.8 us after 1000 repeats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05:30:11.4404133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9T19:46:57.425582782</meta:creation-date>
    <dc:date>2025-09-08T06:01:53.276496206</dc:date>
    <meta:editing-duration>PT1H3M55S</meta:editing-duration>
    <meta:editing-cycles>13</meta:editing-cycles>
    <meta:generator>LibreOffice/24.2.7.2$Linux_X86_64 LibreOffice_project/420$Build-2</meta:generator>
    <meta:document-statistic meta:table-count="1" meta:cell-count="73" meta:object-count="0"/>
  </office:meta>
</office:document-meta>
</file>